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834cm" fo:margin-top="0cm" fo:margin-bottom="0cm" style:page-number="auto" table:align="center"/>
    </style:style>
    <style:style style:name="Tabela1.A" style:family="table-column">
      <style:table-column-properties style:column-width="5.607cm"/>
    </style:style>
    <style:style style:name="Tabela1.B" style:family="table-column">
      <style:table-column-properties style:column-width="10.227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style:vertical-align="" fo:background-color="#cccccc" fo:padding-left="0.095cm" fo:padding-right="0.095cm" fo:padding-top="0cm" fo:padding-bottom="0cm" fo:border="0.5pt solid #00000a">
        <style:background-image/>
      </style:table-cell-properties>
    </style:style>
    <style:style style:name="Tabela1.B1" style:family="table-cell">
      <style:table-cell-properties style:vertical-align="" fo:background-color="#ffffff" fo:padding-left="0.095cm" fo:padding-right="0.095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961cm" fo:keep-together="auto"/>
    </style:style>
    <style:style style:name="Tabela1.4" style:family="table-row">
      <style:table-row-properties style:min-row-height="0.459cm" fo:keep-together="auto"/>
    </style:style>
    <style:style style:name="Tabela1.5" style:family="table-row">
      <style:table-row-properties style:min-row-height="0.935cm" fo:keep-together="auto"/>
    </style:style>
    <style:style style:name="Tabela1.6" style:family="table-row">
      <style:table-row-properties style:min-row-height="3.978cm" fo:keep-together="auto"/>
    </style:style>
    <style:style style:name="Tabela1.11" style:family="table-row">
      <style:table-row-properties style:min-row-height="0.512cm" fo:keep-together="auto"/>
    </style:style>
    <style:style style:name="Tabela1.12" style:family="table-row">
      <style:table-row-properties style:min-row-height="0.538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24f5e" officeooo:paragraph-rsid="00124f5e" fo:background-color="#ffffff" style:font-name-asian="Calibri1" style:font-size-asian="11pt" style:font-name-complex="Calibri1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24f5e" officeooo:paragraph-rsid="0014e6d4" fo:background-color="#ffffff" style:font-name-asian="Calibri1" style:font-size-asian="11pt" style:font-name-complex="Calibri1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433da" officeooo:paragraph-rsid="001433da" fo:background-color="#ffffff" style:font-name-asian="Calibri1" style:font-size-asian="11pt" style:font-name-complex="Calibri1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4e6d4" officeooo:paragraph-rsid="0014e6d4" fo:background-color="#ffffff" style:font-name-asian="Calibri1" style:font-size-asian="11pt" style:font-name-complex="Calibri1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Times New Roman" fo:font-size="12pt" fo:letter-spacing="normal" fo:background-color="#ffffff" style:font-name-asian="Times New Roman1" style:font-size-asian="12pt" style:font-name-complex="Times New Roman1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Times New Roman" fo:font-size="12pt" fo:letter-spacing="normal" fo:font-weight="bold" fo:background-color="#ffffff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4e6d4" officeooo:paragraph-rsid="0014e6d4" fo:background-color="#ffffff" style:font-name-asian="Calibri1" style:font-size-asian="11pt" style:font-name-complex="Calibri1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orphans="0" fo:widows="0" fo:hyphenation-ladder-count="no-limit" fo:text-indent="0cm" style:auto-text-indent="false"/>
      <style:text-properties fo:color="#00000a" style:font-name="Calibri" fo:font-size="11pt" fo:letter-spacing="normal" officeooo:rsid="00124f5e" officeooo:paragraph-rsid="00159800" fo:background-color="#ffffff" style:font-name-asian="Calibri1" style:font-size-asian="11pt" style:font-name-complex="Calibri1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P13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2pt" fo:letter-spacing="normal" fo:font-weight="bold" officeooo:rsid="00159800" officeooo:paragraph-rsid="00159800" fo:background-color="#ffffff" style:font-name-asian="Calibri1" style:font-size-asian="12pt" style:font-weight-asian="bold" style:font-name-complex="Calibri1"/>
    </style:style>
    <style:style style:name="T1" style:family="text">
      <style:text-properties officeooo:rsid="001258c8"/>
    </style:style>
    <style:style style:name="T2" style:family="text">
      <style:text-properties officeooo:rsid="0014e6d4"/>
    </style:style>
    <style:style style:name="T3" style:family="text">
      <style:text-properties officeooo:rsid="00159800"/>
    </style:style>
    <style:style style:name="T4" style:family="text">
      <style:text-properties officeooo:rsid="001668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Nome do Caso de Uso</text:p>
          </table:table-cell>
          <table:table-cell table:style-name="Tabela1.B1" office:value-type="string">
            <text:p text:style-name="P6">Debitar pagamento com ticket</text:p>
          </table:table-cell>
        </table:table-row>
        <table:table-row table:style-name="Tabela1.2">
          <table:table-cell table:style-name="Tabela1.A1" office:value-type="string">
            <text:p text:style-name="P9">Resumo (Objetivo)</text:p>
          </table:table-cell>
          <table:table-cell table:style-name="Tabela1.B1" office:value-type="string">
            <text:p text:style-name="P6">Debitar o pagamento do almoço com ticket previamente comprado.</text:p>
          </table:table-cell>
        </table:table-row>
        <table:table-row table:style-name="Tabela1.1">
          <table:table-cell table:style-name="Tabela1.A1" office:value-type="string">
            <text:p text:style-name="P9">Atores Primários</text:p>
          </table:table-cell>
          <table:table-cell table:style-name="Tabela1.B1" office:value-type="string">
            <text:p text:style-name="P5">Operador de Caixa </text:p>
          </table:table-cell>
        </table:table-row>
        <table:table-row table:style-name="Tabela1.4">
          <table:table-cell table:style-name="Tabela1.A1" office:value-type="string">
            <text:p text:style-name="P9">Atores Secundários</text:p>
          </table:table-cell>
          <table:table-cell table:style-name="Tabela1.B1" office:value-type="string">
            <text:p text:style-name="P6">Usuário</text:p>
          </table:table-cell>
        </table:table-row>
        <table:table-row table:style-name="Tabela1.5">
          <table:table-cell table:style-name="Tabela1.A1" office:value-type="string">
            <text:p text:style-name="P9">Pré-condições</text:p>
          </table:table-cell>
          <table:table-cell table:style-name="Tabela1.B1" office:value-type="string">
            <text:p text:style-name="P6">PC1. O Usuário deverá ter executado o caso de uso Comprar Ticket. </text:p>
            <text:p text:style-name="P5">PC<text:span text:style-name="T2">2</text:span>. O Operador de Caixa deve ter executado o caso de uso fazer login</text:p>
          </table:table-cell>
        </table:table-row>
        <table:table-row table:style-name="Tabela1.6">
          <table:table-cell table:style-name="Tabela1.A1" office:value-type="string">
            <text:p text:style-name="P9">Fluxo Principal</text:p>
          </table:table-cell>
          <table:table-cell table:style-name="Tabela1.B1" office:value-type="string">
            <text:p text:style-name="P11">P1. <text:span text:style-name="T3">O Operador informa o número do ticket </text:span></text:p>
            <text:p text:style-name="P11">P2. O Operador de Caixa seleciona a opção de tela <text:span text:style-name="T3">Venda </text:span>ticket.</text:p>
            <text:p text:style-name="P3">P<text:span text:style-name="T3">3</text:span>. O Sistema valida o código do ticket. </text:p>
            <text:p text:style-name="P4">P<text:span text:style-name="T3">4</text:span>. O Operador de Caixa deverá confirmar ou não a aquisição do almoço.</text:p>
            <text:p text:style-name="P6">P<text:span text:style-name="T3">5</text:span>. O Sistema torna o ticket inválido.</text:p>
            <text:p text:style-name="P3">P<text:span text:style-name="T3">6</text:span>. O Sistema retorna a tela inicial. </text:p>
          </table:table-cell>
        </table:table-row>
        <table:table-row table:style-name="Tabela1.1">
          <table:table-cell table:style-name="Tabela1.A1" office:value-type="string">
            <text:p text:style-name="P9">Fluxo Alternativo</text:p>
          </table:table-cell>
          <table:table-cell table:style-name="Tabela1.B1" office:value-type="string">
            <text:p text:style-name="P3">FA1P<text:span text:style-name="T4">3</text:span>. Se o código do ticket for inválido.</text:p>
            <text:p text:style-name="P3">a) O sistema informa a mensagem código do ticket inválido.</text:p>
            <text:p text:style-name="P3">b) O Sistema retorna ao P<text:span text:style-name="T4">1</text:span>.</text:p>
            <text:p text:style-name="P3">FA2P<text:span text:style-name="T4">4</text:span>. Se o Operador de Caixa não confirmar a aquisição do almoço.</text:p>
            <text:p text:style-name="P3">a) O Sistema <text:span text:style-name="T1">retorna a tela inicial.</text:span></text:p>
          </table:table-cell>
        </table:table-row>
        <table:table-row table:style-name="Tabela1.1">
          <table:table-cell table:style-name="Tabela1.A1" office:value-type="string">
            <text:p text:style-name="P9">Pós-condições</text:p>
          </table:table-cell>
          <table:table-cell table:style-name="Tabela1.B1" office:value-type="string">
            <text:p text:style-name="P3"/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9">Regras de Negócio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9">Requisitos Não Funcionais</text:p>
          </table:table-cell>
          <table:table-cell table:style-name="Tabela1.B1" office:value-type="string">
            <text:p text:style-name="P2"/>
          </table:table-cell>
        </table:table-row>
        <table:table-row table:style-name="Tabela1.11">
          <table:table-cell table:style-name="Tabela1.A1" office:value-type="string">
            <text:p text:style-name="P9">Autor</text:p>
          </table:table-cell>
          <table:table-cell table:style-name="Tabela1.B1" office:value-type="string">
            <text:p text:style-name="P6">Cassiane </text:p>
          </table:table-cell>
        </table:table-row>
        <table:table-row table:style-name="Tabela1.12">
          <table:table-cell table:style-name="Tabela1.A1" office:value-type="string">
            <text:p text:style-name="P9">Data</text:p>
          </table:table-cell>
          <table:table-cell table:style-name="Tabela1.B1" office:value-type="string">
            <text:p text:style-name="P6">31/03/2016</text:p>
          </table:table-cell>
        </table:table-row>
        <table:table-row table:style-name="Tabela1.1">
          <table:table-cell table:style-name="Tabela1.A1" office:value-type="string">
            <text:p text:style-name="P9">Regras de Validação</text:p>
          </table:table-cell>
          <table:table-cell table:style-name="Tabela1.B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8">Entidades Participantes</text:p>
          </table:table-cell>
          <table:table-cell table:style-name="Tabela1.B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>Observações</text:p>
          </table:table-cell>
          <table:table-cell table:style-name="Tabela1.B1" office:value-type="string">
            <text:p text:style-name="P13">PC1. Ainda não implementado nesta sprint. </text:p>
          </table:table-cell>
        </table:table-row>
      </table:table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20:28:43.238000000</dc:date>
    <meta:editing-duration>PT49M27S</meta:editing-duration>
    <meta:editing-cycles>3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35" meta:word-count="180" meta:character-count="1064" meta:non-whitespace-character-count="912"/>
  </office:meta>
</office:document-meta>
</file>